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ff5429" loext:opacity="100%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ff5429" loext:opacity="100%" fo:font-size="20pt" fo:font-weight="bold" officeooo:paragraph-rsid="0020f844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6pt" officeooo:paragraph-rsid="00215893" style:font-size-asian="16pt" style:font-size-complex="16pt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21589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Y PLANIFICACIÓN</text:p>
      <text:p text:style-name="P1">1. Análisis de Requerimientos</text:p>
      <text:p text:style-name="P1">Público Objetivo</text:p>
      <text:p text:style-name="P1">La campaña de marketing digital para Feria Valencia se dirige a tres segmentos principales:</text:p>
      <text:p text:style-name="P3">Análisis de requerimientos: </text:p>
      <text:p text:style-name="P2">a) Visitantes</text:p>
      <text:p text:style-name="Standard">Perfil:</text:p>
      <text:p text:style-name="Standard"/>
      <text:p text:style-name="Standard">Aficionados al motociclismo (18-55 años)</text:p>
      <text:p text:style-name="Standard">Compradores potenciales de motos y accesorios</text:p>
      <text:p text:style-name="Standard">Asistentes a eventos deportivos (ej: GP de Cheste)</text:p>
      <text:p text:style-name="Standard">Intereses:</text:p>
      <text:p text:style-name="Standard">Novedades del sector</text:p>
      <text:p text:style-name="Standard">Ofertas exclusivas</text:p>
      <text:p text:style-name="Standard">Experiencias interactivas (pruebas de motos, simuladores)</text:p>
      <text:p text:style-name="Standard"/>
      <text:p text:style-name="P2">b) Expositores</text:p>
      <text:p text:style-name="Standard">Perfil:</text:p>
      <text:p text:style-name="Standard">Marcas de motocicletas (ej: Honda, Yamaha)</text:p>
      <text:p text:style-name="Standard">Fabricantes de accesorios (cascos, equipamiento)</text:p>
      <text:p text:style-name="Standard">Proveedores de servicios (seguros, financiación)</text:p>
      <text:p text:style-name="Standard">Necesidades:</text:p>
      <text:p text:style-name="Standard">Generar leads cualificados</text:p>
      <text:p text:style-name="Standard">Mostrar novedades</text:p>
      <text:p text:style-name="Standard">Networking con distribuidores</text:p>
      <text:p text:style-name="Standard"/>
      <text:p text:style-name="P2">c) Organizadores y Medios</text:p>
      <text:p text:style-name="Standard">Perfil:</text:p>
      <text:p text:style-name="Standard">Prensa especializada (revistas, blogs de motor)</text:p>
      <text:p text:style-name="Standard">Influencers del sector</text:p>
      <text:p text:style-name="Standard">Patrocinadores (ej: Red Bull, Mapfre)</text:p>
      <text:p text:style-name="Standard">Objetivos:</text:p>
      <text:p text:style-name="Standard">Difusión del evento</text:p>
      <text:p text:style-name="Standard">Contenido exclusivo para redes sociales</text:p>
      <text:p text:style-name="Standard"/>
      <text:p text:style-name="P4">Análisis de requerimientos: </text:p>
      <text:p text:style-name="P4"/>
      <text:p text:style-name="P2">FINALIDAD PRINCIPAL</text:p>
      <text:p text:style-name="Standard">Posicionar Feria Dos Ruedas como el evento líder del sector motero en España, impulsando la participación a través de:</text:p>
      <text:p text:style-name="Standard"/>
      <text:p text:style-name="Standard">Captación de visitantes (aumentar registros).</text:p>
      <text:p text:style-name="Standard"/>
      <text:p text:style-name="Standard">Fidelización de expositores (mejorar retención).</text:p>
      <text:p text:style-name="Standard"/>
      <text:p text:style-name="Standard">Viralización del sorteo GP Cheste (generar engagement).</text:p>
      <text:p text:style-name="Standard"/>
      <text:p text:style-name="Standard"/>
      <text:p text:style-name="Standard"/>
      <text:p text:style-name="P5"><text:soft-page-break/><text:span text:style-name="T1">ESTRATEGIAS CLAVE</text:span></text:p>
      <text:p text:style-name="P5"><text:span text:style-name="T1"/></text:p>
      <text:p text:style-name="P7">Email Marketing (MJML)</text:p>
      <text:p text:style-name="Standard"><text:span text:style-name="T1">Personalización</text:span>: Uso de variables (Hola ${nombre}).</text:p>
      <text:p text:style-name="Standard"><text:span text:style-name="T1">Diseño responsive:</text:span> 3 media queries para móvil/tablet/desktop.</text:p>
      <text:p text:style-name="Standard"><text:span text:style-name="T1">A/B Testing:</text:span> 2 versiones de asunto (genérico vs personalizado).</text:p>
      <text:p text:style-name="Standard"/>
      <text:p text:style-name="P8">Redes Sociales</text:p>
      <text:p text:style-name="Standard"><text:span text:style-name="T1">Contenido viral:</text:span> Reels/TikTok: "Unboxing" de las entradas para el GP Cheste.</text:p>
      <text:p text:style-name="Standard"><text:span text:style-name="T1">Carrusel Instagram:</text:span> "Top 5 novedades de la feria".</text:p>
      <text:p text:style-name="Standard"><text:span text:style-name="T1">Influencers:</text:span> Colaboración con @MotoAdictos (100K seguidores).</text:p>
      <text:p text:style-name="Standard"/>
      <text:p text:style-name="P8">Analítica</text:p>
      <text:p text:style-name="Standard"><text:span text:style-name="T1">Seguimiento con UTM:</text:span> Para medir tráfico desde cada canal.</text:p>
      <text:p text:style-name="Standard"><text:span text:style-name="T1">Heatmaps:</text:span> Analizar interacciones en la web de regist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6:33:20.881000000</meta:creation-date>
    <meta:generator>LibreOffice/7.5.3.2$Windows_X86_64 LibreOffice_project/9f56dff12ba03b9acd7730a5a481eea045e468f3</meta:generator>
    <dc:date>2025-05-22T20:15:43.247000000</dc:date>
    <meta:editing-duration>PT2H48M12S</meta:editing-duration>
    <meta:editing-cycles>8</meta:editing-cycles>
    <meta:document-statistic meta:table-count="0" meta:image-count="0" meta:object-count="0" meta:page-count="2" meta:paragraph-count="49" meta:word-count="229" meta:character-count="1746" meta:non-whitespace-character-count="1564"/>
  </office:meta>
</office:document-meta>
</file>